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</style:style>
    <style:style style:name="gr53" style:family="graphic" style:parent-style-name="standard">
      <style:graphic-properties draw:stroke="none" draw:fill-color="#ff3333" draw:textarea-horizontal-align="justify" draw:textarea-vertical-align="middle" draw:auto-grow-height="false" fo:min-height="0.253cm" fo:min-width="0.025cm"/>
    </style:style>
    <style:style style:name="gr54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7.65cm" fo:min-width="3.9cm" fo:padding-top="0.175cm" fo:padding-bottom="0.175cm" fo:padding-left="0.3cm" fo:padding-right="0.3cm"/>
    </style:style>
    <style:style style:name="gr55" style:family="graphic" style:parent-style-name="measure">
      <style:graphic-properties draw:textarea-vertical-align="middle"/>
    </style:style>
    <style:style style:name="gr56" style:family="graphic" style:parent-style-name="standard">
      <style:graphic-properties draw:stroke="none" draw:fill-color="#ff3333" draw:textarea-horizontal-align="justify" draw:textarea-vertical-align="middle" draw:auto-grow-height="false" fo:min-height="0.274cm" fo:min-width="0.024cm"/>
    </style:style>
    <style:style style:name="gr57" style:family="graphic" style:parent-style-name="standard">
      <style:graphic-properties svg:stroke-width="0.1cm" svg:stroke-color="#0084d1" draw:marker-start-width="0.35cm" draw:marker-end-width="0.35cm" draw:fill="none" draw:textarea-horizontal-align="justify" draw:textarea-vertical-align="middle" draw:auto-grow-height="false" fo:min-height="2.832cm" fo:min-width="2.582cm" fo:padding-top="0.175cm" fo:padding-bottom="0.175cm" fo:padding-left="0.3cm" fo:padding-right="0.3cm"/>
    </style:style>
    <style:style style:name="gr5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cm" fo:min-width="0cm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62" style:family="graphic" style:parent-style-name="Object_20_with_20_no_20_fill_20_and_20_no_20_line">
      <style:graphic-properties draw:textarea-vertical-align="middle" draw:ole-draw-aspect="1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6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6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48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5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02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2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6cm"/>
    </style:style>
    <style:style style:name="gr82" style:family="graphic" style:parent-style-name="standard">
      <style:graphic-properties draw:textarea-horizontal-align="justify" draw:textarea-vertical-align="middle" draw:auto-grow-height="false" fo:min-height="0.65cm" fo:min-width="2.5cm"/>
    </style:style>
    <style:style style:name="gr83" style:family="graphic" style:parent-style-name="standard">
      <style:graphic-properties draw:fill="solid" draw:fill-color="#ccffcc" draw:textarea-horizontal-align="justify" draw:textarea-vertical-align="middle" draw:auto-grow-height="false" fo:min-height="0.65cm" fo:min-width="2.5cm"/>
    </style:style>
    <style:style style:name="gr8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8.5cm"/>
    </style:style>
    <style:style style:name="gr85" style:family="graphic" style:parent-style-name="standard">
      <style:graphic-properties draw:fill="solid" draw:fill-color="#ccffcc" draw:textarea-horizontal-align="justify" draw:textarea-vertical-align="middle" draw:auto-grow-height="false" fo:min-height="0.75cm" fo:min-width="8.5cm"/>
    </style:style>
    <style:style style:name="gr86" style:family="graphic" style:parent-style-name="measure" style:list-style-name="L1">
      <style:graphic-properties draw:textarea-vertical-align="middle"/>
    </style:style>
    <style:style style:name="gr87" style:family="graphic" style:parent-style-name="measure" style:list-style-name="L1">
      <style:graphic-properties draw:textarea-vertical-align="middle"/>
    </style:style>
    <style:style style:name="gr88" style:family="graphic" style:parent-style-name="measure" style:list-style-name="L1">
      <style:graphic-properties draw:textarea-vertical-align="middle"/>
    </style:style>
    <style:style style:name="gr89" style:family="graphic" style:parent-style-name="measure" style:list-style-name="L1">
      <style:graphic-properties draw:textarea-vertical-align="middle"/>
    </style:style>
    <style:style style:name="gr90" style:family="graphic" style:parent-style-name="measure" style:list-style-name="L1">
      <style:graphic-properties draw:textarea-vertical-align="middle"/>
    </style:style>
    <style:style style:name="gr91" style:family="graphic" style:parent-style-name="measure" style:list-style-name="L1">
      <style:graphic-properties draw:textarea-vertical-align="middle"/>
    </style:style>
    <style:style style:name="gr92" style:family="graphic" style:parent-style-name="measure" style:list-style-name="L1">
      <style:graphic-properties draw:textarea-vertical-align="middle"/>
    </style:style>
    <style:style style:name="gr93" style:family="graphic" style:parent-style-name="measure" style:list-style-name="L1">
      <style:graphic-properties draw:textarea-vertical-align="middle"/>
    </style:style>
    <style:style style:name="gr94" style:family="graphic" style:parent-style-name="measure" style:list-style-name="L1">
      <style:graphic-properties draw:textarea-vertical-align="middle"/>
    </style:style>
    <style:style style:name="gr95" style:family="graphic" style:parent-style-name="measure" style:list-style-name="L1">
      <style:graphic-properties draw:textarea-vertical-align="middle"/>
    </style:style>
    <style:style style:name="gr96" style:family="graphic" style:parent-style-name="measure" style:list-style-name="L1">
      <style:graphic-properties draw:textarea-vertical-align="middle"/>
    </style:style>
    <style:style style:name="gr97" style:family="graphic" style:parent-style-name="measure" style:list-style-name="L1">
      <style:graphic-properties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7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1.1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78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1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599cm" draw:start-shape="id184" draw:start-glue-point="8" draw:end-shape="id185" draw:end-glue-point="4" svg:d="M2901 18502l-541-903" svg:viewBox="0 0 542 904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5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07cm" draw:start-shape="id186" draw:start-glue-point="8" draw:end-shape="id187" draw:end-glue-point="4" svg:d="M7611 18410l-883-903" svg:viewBox="0 0 884 904">
          <text:p/>
        </draw:connector>
        <draw:custom-shape draw:style-name="gr4" draw:text-style-name="P2" xml:id="id188" draw:id="id188" draw:layer="layout" svg:width="0.455cm" svg:height="0.455cm" svg:x="7.089cm" svg:y="17.05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07cm" draw:start-shape="id186" draw:start-glue-point="8" draw:end-shape="id188" draw:end-glue-point="4" svg:d="M7611 18410l-293-903" svg:viewBox="0 0 294 904">
          <text:p/>
        </draw:connector>
        <draw:custom-shape draw:style-name="gr4" draw:text-style-name="P2" xml:id="id189" draw:id="id189" draw:layer="layout" svg:width="0.455cm" svg:height="0.455cm" svg:x="7.678cm" svg:y="17.051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07cm" draw:start-shape="id186" draw:start-glue-point="8" draw:end-shape="id189" draw:end-glue-point="4" svg:d="M7611 18410l296-903" svg:viewBox="0 0 297 904">
          <text:p/>
        </draw:connector>
        <draw:custom-shape draw:style-name="gr4" draw:text-style-name="P2" xml:id="id190" draw:id="id190" draw:layer="layout" svg:width="0.456cm" svg:height="0.455cm" svg:x="8.266cm" svg:y="17.05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07cm" draw:start-shape="id186" draw:start-glue-point="8" draw:end-shape="id190" draw:end-glue-point="4" svg:d="M7611 18410l883-903" svg:viewBox="0 0 884 904">
          <text:p/>
        </draw:connector>
        <draw:custom-shape draw:style-name="gr4" draw:text-style-name="P2" xml:id="id191" draw:id="id191" draw:layer="layout" svg:width="0.398cm" svg:height="0.399cm" svg:x="13.412cm" svg:y="18.3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2.728cm" svg:y2="17.556cm" draw:start-shape="id191" draw:start-glue-point="8" draw:end-shape="id192" draw:end-glue-point="4" svg:d="M13611 18363l-883-807" svg:viewBox="0 0 884 808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3.318cm" svg:y2="17.556cm" draw:start-shape="id191" draw:start-glue-point="8" draw:end-shape="id193" draw:end-glue-point="4" svg:d="M13611 18363l-293-807" svg:viewBox="0 0 294 808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3.907cm" svg:y2="17.556cm" draw:start-shape="id191" draw:start-glue-point="8" draw:end-shape="id194" draw:end-glue-point="4" svg:d="M13611 18363l296-807" svg:viewBox="0 0 297 808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3cm" svg:x2="14.494cm" svg:y2="17.556cm" draw:start-shape="id191" draw:start-glue-point="8" draw:end-shape="id195" draw:end-glue-point="4" svg:d="M13611 18363l883-807" svg:viewBox="0 0 884 808">
          <text:p/>
        </draw:connector>
        <draw:custom-shape draw:style-name="gr4" draw:text-style-name="P2" xml:id="id196" draw:id="id196" draw:layer="layout" svg:width="0.398cm" svg:height="0.399cm" svg:x="14.067cm" svg:y="19.21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17cm" svg:x2="13.611cm" svg:y2="18.761cm" draw:start-shape="id196" draw:start-glue-point="8" draw:end-shape="id191" draw:end-glue-point="4" svg:d="M14266 19217l-655-456" svg:viewBox="0 0 656 457">
          <text:p/>
        </draw:connector>
        <draw:connector draw:style-name="gr5" draw:text-style-name="P2" draw:layer="layout" draw:type="line" svg:x1="14.266cm" svg:y1="19.217cm" svg:x2="14.921cm" svg:y2="18.761cm" draw:start-shape="id196" draw:start-glue-point="8" draw:end-shape="id197" draw:end-glue-point="4" svg:d="M14266 19217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63cm" draw:start-shape="id198" draw:start-glue-point="4" draw:end-shape="id197" draw:end-glue-point="8" svg:d="M15348 17556l-427 807" svg:viewBox="0 0 428 808">
          <text:p/>
        </draw:connector>
        <draw:custom-shape draw:style-name="gr4" draw:text-style-name="P2" xml:id="id199" draw:id="id199" draw:layer="layout" svg:width="0.399cm" svg:height="0.399cm" svg:x="18.18cm" svg:y="18.4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7.497cm" svg:y2="17.656cm" draw:start-shape="id199" draw:start-glue-point="8" draw:end-shape="id200" draw:end-glue-point="4" svg:d="M18381 18463l-884-807" svg:viewBox="0 0 885 808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8.106cm" svg:y2="17.656cm" draw:start-shape="id199" draw:start-glue-point="8" draw:end-shape="id201" draw:end-glue-point="4" svg:d="M18381 18463l-275-807" svg:viewBox="0 0 276 808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8.712cm" svg:y2="17.656cm" draw:start-shape="id199" draw:start-glue-point="8" draw:end-shape="id202" draw:end-glue-point="4" svg:d="M18381 18463l331-807" svg:viewBox="0 0 332 808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3cm" svg:x2="19.321cm" svg:y2="17.656cm" draw:start-shape="id199" draw:start-glue-point="8" draw:end-shape="id203" draw:end-glue-point="4" svg:d="M18381 18463l940-807" svg:viewBox="0 0 941 808">
          <text:p/>
        </draw:connector>
        <draw:custom-shape draw:style-name="gr4" draw:text-style-name="P2" xml:id="id219" draw:id="id219" draw:layer="layout" svg:width="0.398cm" svg:height="0.399cm" svg:x="21.883cm" svg:y="19.88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6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19.927cm" svg:y2="17.656cm" draw:start-shape="id204" draw:start-glue-point="8" draw:end-shape="id205" draw:end-glue-point="4" svg:d="M20829 18463l-902-807" svg:viewBox="0 0 903 808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20.536cm" svg:y2="17.656cm" draw:start-shape="id204" draw:start-glue-point="8" draw:end-shape="id206" draw:end-glue-point="4" svg:d="M20829 18463l-293-807" svg:viewBox="0 0 294 808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21.142cm" svg:y2="17.656cm" draw:start-shape="id204" draw:start-glue-point="8" draw:end-shape="id207" draw:end-glue-point="4" svg:d="M20829 18463l313-807" svg:viewBox="0 0 314 808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3cm" svg:x2="21.75cm" svg:y2="17.656cm" draw:start-shape="id204" draw:start-glue-point="8" draw:end-shape="id208" draw:end-glue-point="4" svg:d="M20829 18463l921-807" svg:viewBox="0 0 922 808">
          <text:p/>
        </draw:connector>
        <draw:custom-shape draw:style-name="gr4" draw:text-style-name="P2" xml:id="id209" draw:id="id209" draw:layer="layout" svg:width="0.399cm" svg:height="0.399cm" svg:x="23.079cm" svg:y="18.46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2.357cm" svg:y2="17.656cm" draw:start-shape="id209" draw:start-glue-point="8" draw:end-shape="id210" draw:end-glue-point="4" svg:d="M23280 18463l-923-807" svg:viewBox="0 0 924 808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2.965cm" svg:y2="17.656cm" draw:start-shape="id209" draw:start-glue-point="8" draw:end-shape="id211" draw:end-glue-point="4" svg:d="M23280 18463l-315-807" svg:viewBox="0 0 316 808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3.574cm" svg:y2="17.656cm" draw:start-shape="id209" draw:start-glue-point="8" draw:end-shape="id212" draw:end-glue-point="4" svg:d="M23280 18463l294-807" svg:viewBox="0 0 295 808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3cm" svg:x2="24.18cm" svg:y2="17.656cm" draw:start-shape="id209" draw:start-glue-point="8" draw:end-shape="id213" draw:end-glue-point="4" svg:d="M23280 18463l900-807" svg:viewBox="0 0 901 808">
          <text:p/>
        </draw:connector>
        <draw:custom-shape draw:style-name="gr4" draw:text-style-name="P2" xml:id="id214" draw:id="id214" draw:layer="layout" svg:width="0.399cm" svg:height="0.399cm" svg:x="25.528cm" svg:y="18.46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4.789cm" svg:y2="17.656cm" draw:start-shape="id214" draw:start-glue-point="8" draw:end-shape="id215" draw:end-glue-point="4" svg:d="M25729 18463l-940-807" svg:viewBox="0 0 941 808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5.395cm" svg:y2="17.656cm" draw:start-shape="id214" draw:start-glue-point="8" draw:end-shape="id216" draw:end-glue-point="4" svg:d="M25729 18463l-334-807" svg:viewBox="0 0 335 808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6.004cm" svg:y2="17.656cm" draw:start-shape="id214" draw:start-glue-point="8" draw:end-shape="id217" draw:end-glue-point="4" svg:d="M25729 18463l275-807" svg:viewBox="0 0 276 808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3cm" svg:x2="26.61cm" svg:y2="17.656cm" draw:start-shape="id214" draw:start-glue-point="8" draw:end-shape="id218" draw:end-glue-point="4" svg:d="M25729 18463l881-807" svg:viewBox="0 0 882 808">
          <text:p/>
        </draw:connector>
        <draw:connector draw:style-name="gr5" draw:text-style-name="P2" draw:layer="layout" draw:type="line" svg:x1="22.082cm" svg:y1="19.887cm" svg:x2="18.381cm" svg:y2="18.861cm" draw:start-shape="id219" draw:start-glue-point="8" draw:end-shape="id199" draw:end-glue-point="4" svg:d="M22082 19887l-3701-1026" svg:viewBox="0 0 3702 1027">
          <text:p/>
        </draw:connector>
        <draw:connector draw:style-name="gr5" draw:text-style-name="P2" draw:layer="layout" draw:type="line" svg:x1="22.082cm" svg:y1="19.887cm" svg:x2="20.829cm" svg:y2="18.861cm" draw:start-shape="id219" draw:start-glue-point="8" draw:end-shape="id204" draw:end-glue-point="4" svg:d="M22082 19887l-1253-1026" svg:viewBox="0 0 1254 1027">
          <text:p/>
        </draw:connector>
        <draw:connector draw:style-name="gr5" draw:text-style-name="P2" draw:layer="layout" draw:type="line" svg:x1="22.082cm" svg:y1="19.887cm" svg:x2="23.28cm" svg:y2="18.861cm" draw:start-shape="id219" draw:start-glue-point="8" draw:end-shape="id209" draw:end-glue-point="4" svg:d="M22082 19887l1198-1026" svg:viewBox="0 0 1199 1027">
          <text:p/>
        </draw:connector>
        <draw:connector draw:style-name="gr5" draw:text-style-name="P2" draw:layer="layout" draw:type="line" svg:x1="22.082cm" svg:y1="19.887cm" svg:x2="25.729cm" svg:y2="18.861cm" draw:start-shape="id219" draw:start-glue-point="8" draw:end-shape="id214" draw:end-glue-point="4" svg:d="M22082 19887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7.754cm" svg:y2="24.741cm" draw:start-shape="id220" draw:start-glue-point="8" draw:end-shape="id221" draw:end-glue-point="4" svg:d="M28637 25548l-883-807" svg:viewBox="0 0 884 808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8.36cm" svg:y2="24.741cm" draw:start-shape="id220" draw:start-glue-point="8" draw:end-shape="id222" draw:end-glue-point="4" svg:d="M28637 25548l-277-807" svg:viewBox="0 0 278 808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8.969cm" svg:y2="24.741cm" draw:start-shape="id220" draw:start-glue-point="8" draw:end-shape="id223" draw:end-glue-point="4" svg:d="M28637 25548l332-807" svg:viewBox="0 0 333 808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48cm" svg:x2="29.575cm" svg:y2="24.741cm" draw:start-shape="id220" draw:start-glue-point="8" draw:end-shape="id224" draw:end-glue-point="4" svg:d="M28637 25548l938-807" svg:viewBox="0 0 939 808">
          <text:p/>
        </draw:connector>
        <draw:custom-shape draw:style-name="gr4" draw:text-style-name="P2" xml:id="id240" draw:id="id240" draw:layer="layout" svg:width="0.399cm" svg:height="0.399cm" svg:x="32.138cm" svg:y="26.9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0.183cm" svg:y2="24.741cm" draw:start-shape="id225" draw:start-glue-point="8" draw:end-shape="id226" draw:end-glue-point="4" svg:d="M31099 25548l-916-807" svg:viewBox="0 0 917 808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0.79cm" svg:y2="24.741cm" draw:start-shape="id225" draw:start-glue-point="8" draw:end-shape="id227" draw:end-glue-point="4" svg:d="M31099 25548l-309-807" svg:viewBox="0 0 310 808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1.398cm" svg:y2="24.741cm" draw:start-shape="id225" draw:start-glue-point="8" draw:end-shape="id228" draw:end-glue-point="4" svg:d="M31099 25548l299-807" svg:viewBox="0 0 300 808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48cm" svg:x2="32.006cm" svg:y2="24.741cm" draw:start-shape="id225" draw:start-glue-point="8" draw:end-shape="id229" draw:end-glue-point="4" svg:d="M31099 25548l907-807" svg:viewBox="0 0 908 808">
          <text:p/>
        </draw:connector>
        <draw:custom-shape draw:style-name="gr4" draw:text-style-name="P2" xml:id="id230" draw:id="id230" draw:layer="layout" svg:width="0.399cm" svg:height="0.399cm" svg:x="33.363cm" svg:y="25.5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2.613cm" svg:y2="24.741cm" draw:start-shape="id230" draw:start-glue-point="8" draw:end-shape="id231" draw:end-glue-point="4" svg:d="M33564 25548l-951-807" svg:viewBox="0 0 952 808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3.222cm" svg:y2="24.741cm" draw:start-shape="id230" draw:start-glue-point="8" draw:end-shape="id232" draw:end-glue-point="4" svg:d="M33564 25548l-342-807" svg:viewBox="0 0 343 808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3.83cm" svg:y2="24.741cm" draw:start-shape="id230" draw:start-glue-point="8" draw:end-shape="id233" draw:end-glue-point="4" svg:d="M33564 25548l266-807" svg:viewBox="0 0 267 808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48cm" svg:x2="34.437cm" svg:y2="24.741cm" draw:start-shape="id230" draw:start-glue-point="8" draw:end-shape="id234" draw:end-glue-point="4" svg:d="M33564 25548l873-807" svg:viewBox="0 0 874 808">
          <text:p/>
        </draw:connector>
        <draw:custom-shape draw:style-name="gr4" draw:text-style-name="P2" xml:id="id235" draw:id="id235" draw:layer="layout" svg:width="0.399cm" svg:height="0.399cm" svg:x="35.826cm" svg:y="25.54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5.043cm" svg:y2="24.741cm" draw:start-shape="id235" draw:start-glue-point="8" draw:end-shape="id236" draw:end-glue-point="4" svg:d="M36027 25548l-984-807" svg:viewBox="0 0 985 808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5.651cm" svg:y2="24.741cm" draw:start-shape="id235" draw:start-glue-point="8" draw:end-shape="id237" draw:end-glue-point="4" svg:d="M36027 25548l-376-807" svg:viewBox="0 0 377 808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6.258cm" svg:y2="24.741cm" draw:start-shape="id235" draw:start-glue-point="8" draw:end-shape="id238" draw:end-glue-point="4" svg:d="M36027 25548l231-807" svg:viewBox="0 0 232 808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48cm" svg:x2="36.866cm" svg:y2="24.741cm" draw:start-shape="id235" draw:start-glue-point="8" draw:end-shape="id239" draw:end-glue-point="4" svg:d="M36027 25548l839-807" svg:viewBox="0 0 840 808">
          <text:p/>
        </draw:connector>
        <draw:connector draw:style-name="gr5" draw:text-style-name="P2" draw:layer="layout" draw:type="line" svg:x1="32.339cm" svg:y1="26.972cm" svg:x2="28.637cm" svg:y2="25.946cm" draw:start-shape="id240" draw:start-glue-point="8" draw:end-shape="id220" draw:end-glue-point="4" svg:d="M32339 26972l-3702-1026" svg:viewBox="0 0 3703 1027">
          <text:p/>
        </draw:connector>
        <draw:connector draw:style-name="gr5" draw:text-style-name="P2" draw:layer="layout" draw:type="line" svg:x1="32.339cm" svg:y1="26.972cm" svg:x2="31.099cm" svg:y2="25.946cm" draw:start-shape="id240" draw:start-glue-point="8" draw:end-shape="id225" draw:end-glue-point="4" svg:d="M32339 26972l-1240-1026" svg:viewBox="0 0 1241 1027">
          <text:p/>
        </draw:connector>
        <draw:connector draw:style-name="gr5" draw:text-style-name="P2" draw:layer="layout" draw:type="line" svg:x1="32.339cm" svg:y1="26.972cm" svg:x2="33.564cm" svg:y2="25.946cm" draw:start-shape="id240" draw:start-glue-point="8" draw:end-shape="id230" draw:end-glue-point="4" svg:d="M32339 26972l1225-1026" svg:viewBox="0 0 1226 1027">
          <text:p/>
        </draw:connector>
        <draw:connector draw:style-name="gr5" draw:text-style-name="P2" draw:layer="layout" draw:type="line" svg:x1="32.339cm" svg:y1="26.972cm" svg:x2="36.027cm" svg:y2="25.946cm" draw:start-shape="id240" draw:start-glue-point="8" draw:end-shape="id235" draw:end-glue-point="4" svg:d="M32339 26972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13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4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48cm" svg:x2="37.777cm" svg:y2="24.741cm" draw:start-shape="id241" draw:start-glue-point="8" draw:end-shape="id242" draw:end-glue-point="4" svg:d="M38491 25548l-714-807" svg:viewBox="0 0 715 808">
          <text:p/>
        </draw:connector>
        <draw:connector draw:style-name="gr5" draw:text-style-name="P2" draw:layer="layout" draw:type="line" svg:x1="39.402cm" svg:y1="26.915cm" svg:x2="38.491cm" svg:y2="25.946cm" draw:start-shape="id243" draw:start-glue-point="8" draw:end-shape="id241" draw:end-glue-point="4" svg:d="M39402 26915l-911-969" svg:viewBox="0 0 912 970">
          <text:p/>
        </draw:connector>
        <draw:connector draw:style-name="gr5" draw:text-style-name="P2" draw:layer="layout" draw:type="line" svg:x1="35.871cm" svg:y1="28.054cm" svg:x2="32.339cm" svg:y2="27.37cm" draw:start-shape="id244" draw:start-glue-point="8" draw:end-shape="id240" draw:end-glue-point="4" svg:d="M35871 28054l-3532-684" svg:viewBox="0 0 3533 685">
          <text:p/>
        </draw:connector>
        <draw:connector draw:style-name="gr5" draw:text-style-name="P2" draw:layer="layout" draw:type="line" svg:x1="35.871cm" svg:y1="28.054cm" svg:x2="39.402cm" svg:y2="27.313cm" draw:start-shape="id244" draw:start-glue-point="8" draw:end-shape="id243" draw:end-glue-point="4" svg:d="M35871 28054l3531-741" svg:viewBox="0 0 3532 742">
          <text:p/>
        </draw:connector>
        <draw:connector draw:style-name="gr36" draw:text-style-name="P2" draw:layer="layout" draw:type="line" svg:x1="2.392cm" svg:y1="14.916cm" svg:x2="2.36cm" svg:y2="17.145cm" draw:start-shape="id124" draw:start-glue-point="7" draw:end-shape="id185" draw:end-glue-point="7" svg:d="M2392 14916l-32 2229" svg:viewBox="0 0 33 2230">
          <text:p/>
        </draw:connector>
        <draw:connector draw:style-name="gr36" draw:text-style-name="P2" draw:layer="layout" draw:type="line" svg:x1="6.706cm" svg:y1="14.908cm" svg:x2="7.907cm" svg:y2="17.053cm" draw:start-shape="id126" draw:start-glue-point="7" draw:end-shape="id189" draw:end-glue-point="7" svg:d="M6706 14908l1201 2145" svg:viewBox="0 0 1202 2146">
          <text:p/>
        </draw:connector>
        <draw:connector draw:style-name="gr36" draw:text-style-name="P2" draw:layer="layout" draw:type="line" svg:x1="6.706cm" svg:y1="14.908cm" svg:x2="6.728cm" svg:y2="17.053cm" draw:start-shape="id126" draw:start-glue-point="7" draw:end-shape="id187" draw:end-glue-point="7" svg:d="M6706 14908l22 2145" svg:viewBox="0 0 23 2146">
          <text:p/>
        </draw:connector>
        <draw:connector draw:style-name="gr36" draw:text-style-name="P2" draw:layer="layout" draw:type="line" svg:x1="7.884cm" svg:y1="14.908cm" svg:x2="7.318cm" svg:y2="17.053cm" draw:start-shape="id128" draw:start-glue-point="7" draw:end-shape="id188" draw:end-glue-point="7" svg:d="M7884 14908l-566 2145" svg:viewBox="0 0 567 2146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27.377cm" svg:height="2.484cm" svg:x="2cm" svg:y="2.2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1" draw:layer="layout" svg:width="3.482cm" svg:height="0.962cm" svg:x="2.8cm" svg:y="6.6cm">
          <draw:text-box>
            <text:p>Side View:</text:p>
          </draw:text-box>
        </draw:frame>
        <draw:frame draw:style-name="gr52" draw:layer="layout" svg:width="3.237cm" svg:height="0.962cm" svg:x="13.4cm" svg:y="8.438cm">
          <draw:text-box>
            <text:p>Top View:</text:p>
          </draw:text-box>
        </draw:frame>
        <draw:g>
          <draw:custom-shape draw:style-name="gr53" draw:text-style-name="P2" xml:id="id297" draw:id="id297" draw:layer="layout" svg:width="0.741cm" svg:height="0.709cm" svg:x="4.28cm" svg:y="7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298" draw:id="id298" draw:layer="layout" svg:width="0.741cm" svg:height="0.709cm" svg:x="4.28cm" svg:y="15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4.65cm" svg:y1="8.5cm" svg:x2="4.65cm" svg:y2="15.791cm" draw:start-shape="id297" draw:start-glue-point="8" draw:end-shape="id298" draw:end-glue-point="4" svg:d="M4650 8500v7291" svg:viewBox="0 0 1 7292">
            <text:p/>
          </draw:connector>
        </draw:g>
        <draw:custom-shape draw:style-name="gr54" draw:text-style-name="P2" draw:layer="layout" svg:width="4.5cm" svg:height="8cm" svg:x="2.4cm" svg:y="8.145cm">
          <text:p/>
          <draw:enhanced-geometry svg:viewBox="0 0 21600 21600" draw:type="rectangle" draw:enhanced-path="M 0 0 L 21600 0 21600 21600 0 21600 0 0 Z N"/>
        </draw:custom-shape>
        <draw:measure draw:style-name="gr55" draw:text-style-name="P2" draw:layer="measurelines" svg:x1="4.7cm" svg:y1="10.1cm" svg:x2="6.8cm" svg:y2="10.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measurelines" svg:x1="4cm" svg:y1="16.1cm" svg:x2="4cm" svg:y2="8.2cm">
          <text:p text:style-name="P3"><text:span text:style-name="T12"><text:measure text:kind="gap"/></text:span><text:span text:style-name="T12">edge spring length</text:span></text:p>
        </draw:measure>
        <draw:custom-shape draw:style-name="gr56" draw:text-style-name="P2" draw:layer="layout" svg:width="0.74cm" svg:height="0.74cm" svg:x="14.68cm" svg:y="11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4.5cm" svg:height="4.5cm" svg:x="12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12.9cm" svg:y1="12.758cm" svg:x2="15cm" svg:y2="12.758cm">
          <text:p text:style-name="P3"><text:span text:style-name="T12"><text:measure text:kind="gap"/></text:span><text:span text:style-name="T12">radius</text:span></text:p>
        </draw:measure>
        <draw:custom-shape draw:style-name="gr56" draw:text-style-name="P2" draw:layer="layout" svg:width="0.74cm" svg:height="0.74cm" svg:x="24.681cm" svg:y="11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5" draw:text-style-name="P2" draw:layer="layout" svg:x1="22.901cm" svg:y1="12.759cm" svg:x2="25.001cm" svg:y2="12.759cm">
          <text:p text:style-name="P3"><text:span text:style-name="T12"><text:measure text:kind="gap"/></text:span><text:span text:style-name="T12">radius</text:span></text:p>
        </draw:measure>
        <draw:custom-shape draw:style-name="gr58" draw:text-style-name="P2" draw:layer="layout" svg:width="0.1cm" svg:height="0.1cm" svg:x="22.8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7.201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25.001cm" svg:y="1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layer="layout" svg:width="8.842cm" svg:height="0.962cm" svg:x="20.858cm" svg:y="8.1cm">
          <draw:text-box>
            <text:p>Top View with Ghost Vertices:</text:p>
          </draw:text-box>
        </draw:frame>
        <draw:frame draw:style-name="gr60" draw:layer="layout" svg:width="9.087cm" svg:height="0.962cm" svg:x="31.213cm" svg:y="6.338cm">
          <draw:text-box>
            <text:p>Side View with Ghost Vertices:</text:p>
          </draw:text-box>
        </draw:frame>
        <draw:g>
          <draw:custom-shape draw:style-name="gr53" draw:text-style-name="P2" xml:id="id299" draw:id="id299" draw:layer="layout" svg:width="0.741cm" svg:height="0.709cm" svg:x="35.48cm" svg:y="7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2" xml:id="id300" draw:id="id300" draw:layer="layout" svg:width="0.741cm" svg:height="0.709cm" svg:x="35.48cm" svg:y="15.7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35.85cm" svg:y1="8.501cm" svg:x2="35.85cm" svg:y2="15.792cm" draw:start-shape="id299" draw:start-glue-point="8" draw:end-shape="id300" draw:end-glue-point="4" svg:d="M35850 8501v7291" svg:viewBox="0 0 1 7292">
            <text:p/>
          </draw:connector>
        </draw:g>
        <draw:measure draw:style-name="gr55" draw:text-style-name="P2" draw:layer="layout" svg:x1="35.9cm" svg:y1="10.101cm" svg:x2="38cm" svg:y2="10.101cm">
          <text:p text:style-name="P3"><text:span text:style-name="T12"><text:measure text:kind="gap"/></text:span><text:span text:style-name="T12">radius</text:span></text:p>
        </draw:measure>
        <draw:measure draw:style-name="gr55" draw:text-style-name="P2" draw:layer="layout" svg:x1="35.2cm" svg:y1="16.101cm" svg:x2="35.2cm" svg:y2="8.201cm">
          <text:p text:style-name="P3"><text:span text:style-name="T12"><text:measure text:kind="gap"/></text:span><text:span text:style-name="T12">edge spring length</text:span></text:p>
        </draw:measure>
        <draw:custom-shape draw:style-name="gr58" draw:text-style-name="P2" draw:layer="layout" svg:width="0.1cm" svg:height="0.1cm" svg:x="33.502cm" svg:y="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cm" svg:y="8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1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3.503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5.801cm" svg:y="1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1cm" svg:height="0.1cm" svg:x="38.102cm" svg:y="1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frame draw:style-name="gr61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62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3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64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6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66" draw:layer="layout" svg:width="16.73cm" svg:height="2.484cm" svg:x="23.2cm" svg:y="4.9cm">
          <draw:text-box>
            <text:p><text:span text:style-name="T13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6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6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6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7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7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6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7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6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7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7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7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7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2" draw:style-name="dp1" draw:master-page-name="Default">
        <draw:frame draw:style-name="gr75" draw:layer="layout" svg:width="8.986cm" svg:height="2.384cm" svg:x="1.8cm" svg:y="2.1cm">
          <draw:text-box>
            <text:p>Incorporate additional springs:</text:p>
            <text:list text:style-name="L1">
              <text:list-item>
                <text:p>Torsion</text:p>
              </text:list-item>
              <text:list-item>
                <text:p>Bending</text:p>
              </text:list-item>
            </text:list>
          </draw:text-box>
        </draw:frame>
        <draw:frame draw:style-name="gr76" draw:layer="layout" svg:width="12.3cm" svg:height="1.673cm" svg:x="2cm" svg:y="6.6cm">
          <draw:text-box>
            <text:p>Expand velocity calculations to proper 3D:</text:p>
            <text:list text:style-name="L1">
              <text:list-item>
                <text:p>Incorporate z component into equations</text:p>
              </text:list-item>
            </text:list>
          </draw:text-box>
        </draw:frame>
      </draw:page>
      <draw:page draw:name="page13" draw:style-name="dp1" draw:master-page-name="Default">
        <draw:frame draw:style-name="gr77" draw:layer="layout" svg:width="14.07cm" svg:height="1.673cm" svg:x="2.9cm" svg:y="2.3cm">
          <draw:text-box>
            <text:p>Apply external forces that can change over time:</text:p>
            <text:list text:style-name="L1">
              <text:list-item>
                <text:p>Wind</text:p>
              </text:list-item>
            </text:list>
          </draw:text-box>
        </draw:frame>
        <draw:frame draw:style-name="gr78" draw:layer="layout" svg:width="14.522cm" svg:height="4.517cm" svg:x="3.4cm" svg:y="7.9cm">
          <draw:text-box>
            <text:p>Components:</text:p>
            <text:list text:style-name="L1">
              <text:list-item>
                <text:p>Minimum force</text:p>
              </text:list-item>
              <text:list-item>
                <text:p>Maximum force</text:p>
              </text:list-item>
              <text:list-item>
                <text:p>Minimum change in force per time step</text:p>
              </text:list-item>
              <text:list-item>
                <text:p>Maximum change in force per time step</text:p>
              </text:list-item>
              <text:list-item>
                <text:p>Randomly chosen change in force per time step</text:p>
              </text:list-item>
            </text:list>
          </draw:text-box>
        </draw:frame>
      </draw:page>
      <draw:page draw:name="page14" draw:style-name="dp1" draw:master-page-name="Default">
        <draw:frame draw:style-name="gr79" draw:layer="layout" svg:width="7.089cm" svg:height="1.673cm" svg:x="2.4cm" svg:y="2.7cm">
          <draw:text-box>
            <text:p>Fix geometry collisions:</text:p>
            <text:list text:style-name="L1">
              <text:list-item>
                <text:p>Normal calculation</text:p>
              </text:list-item>
            </text:list>
          </draw:text-box>
        </draw:frame>
      </draw:page>
      <draw:page draw:name="page15" draw:style-name="dp1" draw:master-page-name="Default">
        <draw:frame draw:style-name="gr80" draw:layer="layout" svg:width="6.424cm" svg:height="0.962cm" svg:x="2cm" svg:y="2.2cm">
          <draw:text-box>
            <text:p>GPU Memory Layout</text:p>
          </draw:text-box>
        </draw:frame>
        <draw:frame draw:style-name="gr81" draw:layer="layout" svg:width="8.736cm" svg:height="0.962cm" svg:x="3.2cm" svg:y="4.6cm">
          <draw:text-box>
            <text:p>Conjugate gradient variables:</text:p>
          </draw:text-box>
        </draw:frame>
        <draw:custom-shape draw:style-name="gr82" draw:text-style-name="P2" draw:layer="layout" svg:width="3cm" svg:height="0.9cm" svg:x="2.9cm" svg:y="10.1cm">
          <text:p text:style-name="P2">bb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0.1cm">
          <text:p text:style-name="P2">bb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0.1cm">
          <text:p text:style-name="P2">bb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0.1cm">
          <text:p text:style-name="P2">bb3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2.9cm" svg:y="12cm">
          <text:p text:style-name="P2">xx0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6cm" svg:y="12cm">
          <text:p text:style-name="P2">xx1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3cm" svg:height="0.9cm" svg:x="9.1cm" svg:y="12cm">
          <text:p text:style-name="P2">xx2</text:p>
          <draw:enhanced-geometry svg:viewBox="0 0 21600 21600" draw:type="rectangle" draw:enhanced-path="M 0 0 L 21600 0 21600 21600 0 21600 0 0 Z N"/>
        </draw:custom-shape>
        <draw:custom-shape draw:style-name="gr83" draw:text-style-name="P2" draw:layer="layout" svg:width="3cm" svg:height="0.9cm" svg:x="12.2cm" svg:y="12cm">
          <text:p text:style-name="P2">xx3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3cm" svg:y="6.4cm">
          <text:p text:style-name="P2">AA0</text:p>
          <draw:enhanced-geometry svg:viewBox="0 0 21600 21600" draw:type="rectangle" draw:enhanced-path="M 0 0 L 21600 0 21600 21600 0 21600 0 0 Z N"/>
        </draw:custom-shape>
        <draw:custom-shape draw:style-name="gr84" draw:text-style-name="P2" draw:layer="layout" svg:width="9cm" svg:height="1cm" svg:x="21.333cm" svg:y="6.4cm">
          <text:p text:style-name="P2">AA2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12.167cm" svg:y="6.4cm">
          <text:p text:style-name="P2">AA1</text:p>
          <draw:enhanced-geometry svg:viewBox="0 0 21600 21600" draw:type="rectangle" draw:enhanced-path="M 0 0 L 21600 0 21600 21600 0 21600 0 0 Z N"/>
        </draw:custom-shape>
        <draw:custom-shape draw:style-name="gr85" draw:text-style-name="P2" draw:layer="layout" svg:width="9cm" svg:height="1cm" svg:x="30.5cm" svg:y="6.4cm">
          <text:p text:style-name="P2">AA3</text:p>
          <draw:enhanced-geometry svg:viewBox="0 0 21600 21600" draw:type="rectangle" draw:enhanced-path="M 0 0 L 21600 0 21600 21600 0 21600 0 0 Z N"/>
        </draw:custom-shape>
        <draw:g>
          <draw:measure draw:style-name="gr86" draw:text-style-name="P4" draw:layer="measurelines" svg:x1="3cm" svg:y1="8.965cm" svg:x2="5.9cm" svg:y2="8.965cm">
            <text:p text:style-name="P4"/>
            <text:p text:style-name="P4"><text:span text:style-name="T12">Row 0</text:span></text:p>
          </draw:measure>
          <draw:measure draw:style-name="gr87" draw:text-style-name="P4" draw:layer="layout" svg:x1="6.05cm" svg:y1="8.965cm" svg:x2="8.95cm" svg:y2="8.965cm">
            <text:p text:style-name="P4"/>
            <text:p text:style-name="P4"><text:span text:style-name="T12">Row 1</text:span></text:p>
          </draw:measure>
          <draw:measure draw:style-name="gr88" draw:text-style-name="P4" draw:layer="layout" svg:x1="9.1cm" svg:y1="8.965cm" svg:x2="12cm" svg:y2="8.965cm">
            <text:p text:style-name="P4"/>
            <text:p text:style-name="P4"><text:span text:style-name="T12">Row 2</text:span></text:p>
          </draw:measure>
        </draw:g>
        <draw:g>
          <draw:measure draw:style-name="gr89" draw:text-style-name="P4" draw:layer="layout" svg:x1="12.2cm" svg:y1="8.929cm" svg:x2="15.1cm" svg:y2="8.929cm">
            <text:p text:style-name="P4"/>
            <text:p text:style-name="P4"><text:span text:style-name="T12">Row 0</text:span></text:p>
          </draw:measure>
          <draw:measure draw:style-name="gr90" draw:text-style-name="P4" draw:layer="layout" svg:x1="15.25cm" svg:y1="8.929cm" svg:x2="18.15cm" svg:y2="8.929cm">
            <text:p text:style-name="P4"/>
            <text:p text:style-name="P4"><text:span text:style-name="T12">Row 1</text:span></text:p>
          </draw:measure>
          <draw:measure draw:style-name="gr91" draw:text-style-name="P4" draw:layer="layout" svg:x1="18.3cm" svg:y1="8.929cm" svg:x2="21.2cm" svg:y2="8.929cm">
            <text:p text:style-name="P4"/>
            <text:p text:style-name="P4"><text:span text:style-name="T12">Row 2</text:span></text:p>
          </draw:measure>
        </draw:g>
        <draw:g>
          <draw:measure draw:style-name="gr92" draw:text-style-name="P4" draw:layer="layout" svg:x1="21.4cm" svg:y1="8.893cm" svg:x2="24.3cm" svg:y2="8.893cm">
            <text:p text:style-name="P4"/>
            <text:p text:style-name="P4"><text:span text:style-name="T12">Row 0</text:span></text:p>
          </draw:measure>
          <draw:measure draw:style-name="gr93" draw:text-style-name="P4" draw:layer="layout" svg:x1="24.45cm" svg:y1="8.893cm" svg:x2="27.35cm" svg:y2="8.893cm">
            <text:p text:style-name="P4"/>
            <text:p text:style-name="P4"><text:span text:style-name="T12">Row 1</text:span></text:p>
          </draw:measure>
          <draw:measure draw:style-name="gr94" draw:text-style-name="P4" draw:layer="layout" svg:x1="27.5cm" svg:y1="8.893cm" svg:x2="30.4cm" svg:y2="8.893cm">
            <text:p text:style-name="P4"/>
            <text:p text:style-name="P4"><text:span text:style-name="T12">Row 2</text:span></text:p>
          </draw:measure>
        </draw:g>
        <draw:g>
          <draw:measure draw:style-name="gr95" draw:text-style-name="P4" draw:layer="layout" svg:x1="30.6cm" svg:y1="8.793cm" svg:x2="33.5cm" svg:y2="8.793cm">
            <text:p text:style-name="P4"/>
            <text:p text:style-name="P4"><text:span text:style-name="T12">Row 0</text:span></text:p>
          </draw:measure>
          <draw:measure draw:style-name="gr96" draw:text-style-name="P4" draw:layer="layout" svg:x1="33.65cm" svg:y1="8.793cm" svg:x2="36.55cm" svg:y2="8.793cm">
            <text:p text:style-name="P4"/>
            <text:p text:style-name="P4"><text:span text:style-name="T12">Row 1</text:span></text:p>
          </draw:measure>
          <draw:measure draw:style-name="gr97" draw:text-style-name="P4" draw:layer="layout" svg:x1="36.7cm" svg:y1="8.793cm" svg:x2="39.6cm" svg:y2="8.793cm">
            <text:p text:style-name="P4"/>
            <text:p text:style-name="P4"><text:span text:style-name="T12">Row 2</text:span></text:p>
          </draw:measure>
        </draw:g>
      </draw:page>
      <draw:page draw:name="page16" draw:style-name="dp1" draw:master-page-name="Default">
        <draw:frame draw:style-name="gr98" draw:layer="layout" svg:width="12.469cm" svg:height="4.517cm" svg:x="1.9cm" svg:y="1.8cm">
          <draw:text-box>
            <text:p>GPU Initialise Strands:</text:p>
            <text:list text:style-name="L1">
              <text:list-item>
                <text:p><text:span text:style-name="T14">Copy roots</text:span></text:p>
              </text:list-item>
              <text:list-item>
                <text:p><text:span text:style-name="T14">Copy normals</text:span></text:p>
              </text:list-item>
              <text:list-item>
                <text:p>Calculate initial particle positions</text:p>
              </text:list-item>
              <text:list-item>
                <text:p>Display particles with initialised positions</text:p>
              </text:list-item>
              <text:list-item>
                <text:p>Display multiple strands</text:p>
              </text:list-item>
            </text:list>
          </draw:text-box>
        </draw:frame>
        <draw:frame draw:style-name="gr99" draw:layer="layout" svg:width="11.61cm" svg:height="5.939cm" svg:x="2.7cm" svg:y="7.3cm">
          <draw:text-box>
            <text:p>GPU Update Strands Functions to Port:</text:p>
            <text:list text:style-name="L1">
              <text:list-item>
                <text:p>clearForces</text:p>
              </text:list-item>
              <text:list-item>
                <text:p>CalcVelocities</text:p>
              </text:list-item>
              <text:list-item>
                <text:p>ApplyForce</text:p>
              </text:list-item>
              <text:list-item>
                <text:p>UpdateVelocities</text:p>
              </text:list-item>
              <text:list-item>
                <text:p>ApplyStrainLimiting</text:p>
              </text:list-item>
              <text:list-item>
                <text:p>UpdatePositions</text:p>
              </text:list-item>
              <text:list-item>
                <text:p>updateParticles</text:p>
              </text:list-item>
            </text:list>
          </draw:text-box>
        </draw:frame>
        <draw:frame draw:style-name="gr100" draw:layer="layout" svg:width="9.286cm" svg:height="3.806cm" svg:x="19.2cm" svg:y="9.8cm">
          <draw:text-box>
            <text:p>GPU Stiction Functions to Port:</text:p>
            <text:list text:style-name="L1">
              <text:list-item>
                <text:p>createBoundingVolumes</text:p>
              </text:list-item>
              <text:list-item>
                <text:p>UpdateBoundingVolumes</text:p>
              </text:list-item>
              <text:list-item>
                <text:p>ApplyStiction</text:p>
              </text:list-item>
              <text:list-item>
                <text:p>ApplyStiction2</text:p>
              </text:list-item>
            </text:list>
          </draw:text-box>
        </draw:frame>
        <draw:frame draw:style-name="gr101" draw:layer="layout" svg:width="7.401cm" svg:height="2.384cm" svg:x="19.1cm" svg:y="4.1cm">
          <draw:text-box>
            <text:p>GPU Object Collisions:</text:p>
            <text:list text:style-name="L1">
              <text:list-item>
                <text:p>createObjectCollisions</text:p>
              </text:list-item>
              <text:list-item>
                <text:p>objectCollisions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3-20T11:56:18.254541921</dc:date>
    <meta:editing-duration>P13DT2H10M58S</meta:editing-duration>
    <meta:editing-cycles>140</meta:editing-cycles>
    <meta:generator>LibreOffice/4.3.3.2$Linux_X86_64 LibreOffice_project/430m0$Build-2</meta:generator>
    <meta:print-date>2014-05-05T11:19:01.175441973</meta:print-date>
    <meta:document-statistic meta:object-count="850"/>
  </office:meta>
</office:document-meta>
</file>

<file path=Object 1/content.xml><?xml version="1.0" encoding="utf-8"?>
<math xmlns="http://www.w3.org/1998/Math/MathML" display="block"/>
</file>